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92349" officeooo:paragraph-rsid="00392349" style:font-style-asian="normal" style:font-style-complex="normal"/>
    </style:style>
    <style:style style:name="P2" style:family="paragraph" style:parent-style-name="Standard">
      <style:text-properties fo:font-style="normal" officeooo:rsid="003aa8fe" officeooo:paragraph-rsid="003aa8fe" style:font-style-asian="normal" style:font-style-complex="normal"/>
    </style:style>
    <style:style style:name="P3" style:family="paragraph" style:parent-style-name="Standard">
      <style:text-properties fo:font-style="normal" officeooo:rsid="003e66a8" officeooo:paragraph-rsid="003e66a8" style:font-style-asian="normal" style:font-style-complex="normal"/>
    </style:style>
    <style:style style:name="P4" style:family="paragraph" style:parent-style-name="Standard">
      <style:text-properties style:font-name="Nimbus Roman No9 L" officeooo:rsid="003aa8fe" style:font-name-asian="DejaVu Sans" style:font-name-complex="DejaVu Sans"/>
    </style:style>
    <style:style style:name="P5" style:family="paragraph" style:parent-style-name="Heading_20_2">
      <style:text-properties fo:font-style="normal" officeooo:rsid="003aa8fe" officeooo:paragraph-rsid="003e66a8" style:font-style-asian="normal" style:font-style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>
      <style:text-properties fo:font-style="normal" officeooo:rsid="00392349" officeooo:paragraph-rsid="00392349" style:font-style-asian="normal" style:font-style-complex="normal"/>
    </style:style>
    <style:style style:name="P8" style:family="paragraph" style:parent-style-name="Standard" style:list-style-name="L3">
      <style:text-properties fo:font-style="normal" officeooo:paragraph-rsid="003aa8fe" style:font-style-asian="normal" style:font-style-complex="normal"/>
    </style:style>
    <style:style style:name="P9" style:family="paragraph" style:parent-style-name="Standard">
      <style:text-properties fo:font-style="normal" officeooo:rsid="003aa8fe" officeooo:paragraph-rsid="00407655" style:font-style-asian="normal" style:font-style-complex="normal"/>
    </style:style>
    <style:style style:name="T1" style:family="text">
      <style:text-properties officeooo:rsid="003e66a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e66a8" style:font-style-asian="italic" style:font-style-complex="italic"/>
    </style:style>
    <style:style style:name="T4" style:family="text">
      <style:text-properties fo:font-style="italic" officeooo:rsid="00407655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07655" style:font-style-asian="italic" style:font-weight-asian="bold" style:font-style-complex="italic" style:font-weight-complex="bold"/>
    </style:style>
    <style:style style:name="T7" style:family="text">
      <style:text-properties officeooo:rsid="004076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5</text:span> : <text:span text:style-name="T1">Multi-branche Blue Ocean</text:span></text:h>
      <text:p text:style-name="Standard"/>
      <text:list xml:id="list2411679090" text:style-name="L1">
        <text:list-header>
          <text:p text:style-name="P6">.</text:p>
        </text:list-header>
      </text:list>
      <text:h text:style-name="Heading_20_2" text:outline-level="2">Objectifs</text:h>
      <text:list xml:id="list3564455737" text:style-name="L2">
        <text:list-item>
          <text:p text:style-name="P7">Interface BlueOcean</text:p>
        </text:list-item>
        <text:list-item>
          <text:p text:style-name="P7">Multi-branche pipeline</text:p>
        </text:list-item>
      </text:list>
      <text:p text:style-name="P1"/>
      <text:p text:style-name="P1"/>
      <text:h text:style-name="Heading_20_2" text:outline-level="2"><text:span text:style-name="T1">5</text:span>.1 Installation BlueOcean</text:h>
      <text:p text:style-name="P2">Installer le plugin <text:span text:style-name="T2">BlueOcean</text:span> et <text:span text:style-name="T1">accéder</text:span> à son interface</text:p>
      <text:p text:style-name="P2">Visualiser l’éditeur de pipeline</text:p>
      <text:p text:style-name="P2"/>
      <text:h text:style-name="P5" text:outline-level="2"><text:span text:style-name="T1">5</text:span>.<text:span text:style-name="T1">2</text:span> <text:span text:style-name="T1">Création d’un job Multibranch</text:span></text:h>
      <text:p text:style-name="P9">Créer <text:span text:style-name="T1">la</text:span> branche <text:span text:style-name="T6">developement</text:span><text:span text:style-name="T1"> </text:span>dans votre repository <text:span text:style-name="T7">GIT </text:span></text:p>
      <text:p text:style-name="P9"><text:span text:style-name="T7">Ensuite </text:span>et créer un <text:span text:style-name="T7">job </text:span><text:span text:style-name="T5">multi-branch pipeline</text:span> <text:span text:style-name="T1">pointant sur le dépôt dans Jenkins</text:span></text:p>
      <text:p text:style-name="P2"/>
      <text:p text:style-name="P3">Observer l’exé<text:span text:style-name="T7">c</text:span>ution automatique d<text:span text:style-name="T7">es</text:span> <text:span text:style-name="T2">JenkinsFile</text:span> dans les 2 branches</text:p>
      <text:list xml:id="list3547613488" text:style-name="L3">
        <text:list-header>
          <text:p text:style-name="P8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20-04-24T08:39:05.898730571</dc:date>
    <meta:editing-duration>P1DT15H2M23S</meta:editing-duration>
    <meta:editing-cycles>151</meta:editing-cycles>
    <meta:generator>LibreOffice/6.0.7.3$Linux_X86_64 LibreOffice_project/00m0$Build-3</meta:generator>
    <dc:title>TP5: Multi-branches, Blue Ocean</dc:title>
    <meta:document-statistic meta:table-count="0" meta:image-count="0" meta:object-count="0" meta:page-count="1" meta:paragraph-count="13" meta:word-count="66" meta:character-count="436" meta:non-whitespace-character-count="385"/>
    <meta:user-defined meta:name="Info 1"/>
    <meta:user-defined meta:name="Info 2"/>
    <meta:user-defined meta:name="Info 3"/>
    <meta:user-defined meta:name="Info 4"/>
  </office:meta>
</office:document-meta>
</file>